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0000000F20EBE258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officeooo:rsid="00483e51" officeooo:paragraph-rsid="00483e51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rsid="0079c693" officeooo:paragraph-rsid="0079c693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7cafc4" officeooo:paragraph-rsid="007cafc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7e93bc" officeooo:paragraph-rsid="007e93bc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811f81" officeooo:paragraph-rsid="00811f8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818f76" officeooo:paragraph-rsid="00818f76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81a895" officeooo:paragraph-rsid="0081a895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835bef" officeooo:paragraph-rsid="00835bef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officeooo:paragraph-rsid="000d19df" style:font-size-asian="11pt" style:font-size-complex="11pt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1pt" officeooo:rsid="0079c693" officeooo:paragraph-rsid="0079c693" style:font-size-asian="11pt" style:font-size-complex="11pt"/>
    </style:style>
    <style:style style:name="P11" style:family="paragraph" style:parent-style-name="Standard" style:list-style-name="L6">
      <style:paragraph-properties fo:text-align="start" style:justify-single-word="false"/>
      <style:text-properties fo:font-size="11pt" officeooo:rsid="007bbac3" officeooo:paragraph-rsid="007bbac3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7bbac3" officeooo:paragraph-rsid="007bbac3" style:font-size-asian="11pt" style:font-size-complex="11pt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1pt" officeooo:rsid="007cafc4" officeooo:paragraph-rsid="007cafc4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officeooo:rsid="007cafc4" officeooo:paragraph-rsid="007cafc4" style:font-size-asian="11pt" style:font-size-complex="11pt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1pt" officeooo:rsid="007cc714" officeooo:paragraph-rsid="007cc714" style:font-size-asian="11pt" style:font-size-complex="11pt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1pt" officeooo:rsid="007e93bc" officeooo:paragraph-rsid="007e93bc" style:font-size-asian="11pt" style:font-size-complex="11pt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1pt" officeooo:rsid="00811f81" officeooo:paragraph-rsid="00811f81" style:font-size-asian="11pt" style:font-size-complex="11pt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1pt" officeooo:rsid="0081a895" officeooo:paragraph-rsid="0081a895" style:font-size-asian="11pt" style:font-size-complex="11pt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1pt" officeooo:rsid="00835bef" officeooo:paragraph-rsid="00835bef" style:font-size-asian="11pt" style:font-size-complex="11pt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1pt" officeooo:rsid="0083ba2a" officeooo:paragraph-rsid="0083ba2a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rsid="0083ba2a" officeooo:paragraph-rsid="0083ba2a" style:font-size-asian="11pt" style:font-size-complex="11pt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1pt" officeooo:rsid="008705c3" officeooo:paragraph-rsid="008705c3" style:font-size-asian="11pt" style:font-size-complex="11pt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11pt" officeooo:rsid="008a2581" officeooo:paragraph-rsid="008a2581" style:font-size-asian="11pt" style:font-size-complex="11pt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1pt" officeooo:rsid="008a471d" officeooo:paragraph-rsid="008a471d" style:font-size-asian="11pt" style:font-size-complex="11pt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1pt" officeooo:rsid="008c432f" officeooo:paragraph-rsid="008c432f" style:font-size-asian="11pt" style:font-size-complex="11pt"/>
    </style:style>
    <style:style style:name="P26" style:family="paragraph" style:parent-style-name="Standard" style:list-style-name="L6">
      <style:paragraph-properties fo:text-align="start" style:justify-single-word="false"/>
      <style:text-properties fo:font-size="11pt" officeooo:rsid="008f7da0" officeooo:paragraph-rsid="008f7da0" style:font-size-asian="11pt" style:font-size-complex="11pt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1pt" officeooo:rsid="008fb409" officeooo:paragraph-rsid="008fb409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rsid="00279a1c" officeooo:paragraph-rsid="0062590a" style:font-size-asian="11pt" style:font-size-complex="11pt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1pt" officeooo:rsid="009193b0" officeooo:paragraph-rsid="009193b0" style:font-size-asian="11pt" style:font-size-complex="11pt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1pt" officeooo:rsid="00929ba0" officeooo:paragraph-rsid="00929ba0" style:font-size-asian="11pt" style:font-size-complex="11pt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1pt" officeooo:rsid="0093fd23" officeooo:paragraph-rsid="0093fd23" style:font-size-asian="11pt" style:font-size-complex="11pt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1pt" officeooo:rsid="0094d675" officeooo:paragraph-rsid="0094d675" style:font-size-asian="11pt" style:font-size-complex="11pt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1pt" officeooo:rsid="0097a828" officeooo:paragraph-rsid="0097a828" style:font-size-asian="11pt" style:font-size-complex="11pt"/>
    </style:style>
    <style:style style:name="P34" style:family="paragraph" style:parent-style-name="Standard" style:list-style-name="L6">
      <style:paragraph-properties fo:text-align="start" style:justify-single-word="false"/>
      <style:text-properties fo:font-size="11pt" officeooo:rsid="009a612e" officeooo:paragraph-rsid="009a612e" style:font-size-asian="11pt" style:font-size-complex="11pt"/>
    </style:style>
    <style:style style:name="P35" style:family="paragraph" style:parent-style-name="Standard" style:list-style-name="L6">
      <style:paragraph-properties fo:text-align="start" style:justify-single-word="false"/>
      <style:text-properties fo:font-size="11pt" officeooo:rsid="009b5982" officeooo:paragraph-rsid="009b5982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92541c"/>
    </style:style>
    <style:style style:name="T3" style:family="text">
      <style:text-properties style:text-position="super 58%" officeooo:rsid="009623a6"/>
    </style:style>
    <style:style style:name="T4" style:family="text">
      <style:text-properties officeooo:rsid="0059d802"/>
    </style:style>
    <style:style style:name="T5" style:family="text">
      <style:text-properties officeooo:rsid="001016d9"/>
    </style:style>
    <style:style style:name="T6" style:family="text">
      <style:text-properties officeooo:rsid="0026e5b1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811f81"/>
    </style:style>
    <style:style style:name="T9" style:family="text">
      <style:text-properties officeooo:rsid="0085ac12"/>
    </style:style>
    <style:style style:name="T10" style:family="text">
      <style:text-properties officeooo:rsid="008879e5"/>
    </style:style>
    <style:style style:name="T11" style:family="text">
      <style:text-properties officeooo:rsid="00888787"/>
    </style:style>
    <style:style style:name="T12" style:family="text">
      <style:text-properties officeooo:rsid="008a471d"/>
    </style:style>
    <style:style style:name="T13" style:family="text">
      <style:text-properties officeooo:rsid="008e3048"/>
    </style:style>
    <style:style style:name="T14" style:family="text">
      <style:text-properties officeooo:rsid="009193b0"/>
    </style:style>
    <style:style style:name="T15" style:family="text">
      <style:text-properties officeooo:rsid="0092541c"/>
    </style:style>
    <style:style style:name="T16" style:family="text">
      <style:text-properties style:font-name="Standard Symbols L" officeooo:rsid="0092541c"/>
    </style:style>
    <style:style style:name="T17" style:family="text">
      <style:text-properties officeooo:rsid="0094d675"/>
    </style:style>
    <style:style style:name="T18" style:family="text">
      <style:text-properties officeooo:rsid="009b59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fill-color="#000000" draw:textarea-horizontal-align="justify" draw:textarea-vertical-align="middle" draw:auto-grow-height="false" style:run-through="foreground"/>
    </style:style>
    <style:style style:name="gr4" style:family="graphic">
      <style:graphic-properties svg:stroke-width="0.0201in" draw:marker-start="Arrow" draw:marker-start-width="0.2in" draw:marker-end="Arrow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Quiz</text:span> #<text:span text:style-name="T9">5</text:span>:<text:span text:style-name="T6"> Waves, Interference, and Resonance</text:span></text:p>
      <text:p text:style-name="P28"/>
      <text:list xml:id="list111380697202702722" text:style-name="L6">
        <text:list-item>
          <text:p text:style-name="P10">A 5 meter long hollow tube is <text:span text:style-name="T14">held vertically, and </text:span>partially submerged in water, <text:span text:style-name="T14">so that 1.57 meters of it are below the surface of the water</text:span>. <text:s/><text:span text:style-name="T14">The speed of sound is 343 m/s. <text:s/></text:span>What is the <text:span text:style-name="T14">lowest</text:span> frequency that this tube will resonate at in this configuration?</text:p>
          <text:list>
            <text:list-item>
              <text:p text:style-name="P29">12.5 Hz</text:p>
            </text:list-item>
            <text:list-item>
              <text:p text:style-name="P29">25 Hz</text:p>
            </text:list-item>
            <text:list-item>
              <text:p text:style-name="P29">50 Hz</text:p>
            </text:list-item>
            <text:list-item>
              <text:p text:style-name="P29">100 Hz</text:p>
            </text:list-item>
            <text:list-item>
              <text:p text:style-name="P29">200 Hz</text:p>
            </text:list-item>
          </text:list>
        </text:list-item>
      </text:list>
      <text:p text:style-name="P2"/>
      <text:list xml:id="list72402013385899" text:continue-numbering="true" text:style-name="L6">
        <text:list-item>
          <text:p text:style-name="P11">Light from a laser <text:span text:style-name="T15">(</text:span><text:span text:style-name="T16">l</text:span><text:span text:style-name="T15"> = 695 nm) </text:span>strikes two slits in a material. <text:s/>The slits are separated by a distance of <text:span text:style-name="T15">2</text:span> x 10<text:span text:style-name="T1">-</text:span><text:span text:style-name="T2">4</text:span> m. <text:s/>A screen is placed 2 meters behind the slits. <text:s/>What is the distance from the central bright spot to the first bright-spot?</text:p>
          <text:list>
            <text:list-item>
              <text:p text:style-name="P30">3.475 x 10<text:span text:style-name="T1">-3</text:span> m</text:p>
            </text:list-item>
            <text:list-item>
              <text:p text:style-name="P30">3.39 x 10<text:span text:style-name="T1">-2</text:span> m</text:p>
            </text:list-item>
            <text:list-item>
              <text:p text:style-name="P30">6.95 x 10<text:span text:style-name="T1">-3</text:span> m</text:p>
            </text:list-item>
            <text:list-item>
              <text:p text:style-name="P30">3.475 x 10<text:span text:style-name="T1">-3</text:span> m</text:p>
            </text:list-item>
            <text:list-item>
              <text:p text:style-name="P30">It cannot be determined from the information given.</text:p>
            </text:list-item>
          </text:list>
        </text:list-item>
      </text:list>
      <text:p text:style-name="P12"/>
      <text:list xml:id="list72401678264453" text:continue-numbering="true" text:style-name="L6">
        <text:list-item>
          <text:p text:style-name="P31">An ocean wave has a period of 10 seconds, and a wavelength of 3 meters. <text:s/>What is the speed the wave is traveling?</text:p>
          <text:list>
            <text:list-item>
              <text:p text:style-name="P31">45 m/s</text:p>
            </text:list-item>
            <text:list-item>
              <text:p text:style-name="P31">30 m/s</text:p>
            </text:list-item>
            <text:list-item>
              <text:p text:style-name="P31">15 m/s</text:p>
            </text:list-item>
            <text:list-item>
              <text:p text:style-name="P31">3.333 m/s</text:p>
            </text:list-item>
            <text:list-item>
              <text:p text:style-name="P31">0.3 m/s</text:p>
            </text:list-item>
          </text:list>
        </text:list-item>
      </text:list>
      <text:p text:style-name="P3"/>
      <text:list xml:id="list72401818476018" text:continue-numbering="true" text:style-name="L6">
        <text:list-item>
          <text:p text:style-name="P13">Light from a laser has a wavelength of <text:span text:style-name="T17">3</text:span>00 nm. <text:s/>What is the energy of a single photon of this light?</text:p>
          <text:list>
            <text:list-item>
              <text:p text:style-name="P32">1.988 x 10<text:span text:style-name="T1">-2</text:span><text:span text:style-name="T3">5</text:span> J</text:p>
            </text:list-item>
            <text:list-item>
              <text:p text:style-name="P32">6.626 x 10<text:span text:style-name="T1">-19</text:span> J</text:p>
            </text:list-item>
            <text:list-item>
              <text:p text:style-name="P32">3.313 x 10<text:span text:style-name="T1">-10</text:span> J</text:p>
            </text:list-item>
            <text:list-item>
              <text:p text:style-name="P32">5.963 x 10<text:span text:style-name="T1">-25</text:span> J</text:p>
            </text:list-item>
            <text:list-item>
              <text:p text:style-name="P33">There is no such thing as a single photon of light</text:p>
            </text:list-item>
          </text:list>
        </text:list-item>
      </text:list>
      <text:p text:style-name="P3"/>
      <text:list xml:id="list72402708280617" text:continue-numbering="true" text:style-name="L6">
        <text:list-item>
          <text:p text:style-name="P15">Which of the following discoveries can be attributed to young's double slit experiment?</text:p>
          <text:list>
            <text:list-item>
              <text:p text:style-name="P15">Light is an electromagnetic wave.</text:p>
            </text:list-item>
            <text:list-item>
              <text:p text:style-name="P16">Light can interfere with itself, both constructively and destructively.</text:p>
            </text:list-item>
            <text:list-item>
              <text:p text:style-name="P15">Light can behave as either a wave or a particle depending on how an experiment is designed.</text:p>
            </text:list-item>
            <text:list-item>
              <text:p text:style-name="P16">All of the above</text:p>
            </text:list-item>
            <text:list-item>
              <text:p text:style-name="P16">None of the above</text:p>
            </text:list-item>
          </text:list>
        </text:list-item>
      </text:list>
      <text:p text:style-name="P4"/>
      <text:list xml:id="list72402487955882" text:continue-numbering="true" text:style-name="L6">
        <text:list-item>
          <text:p text:style-name="P17">Einstein's <text:span text:style-name="T18">explanation</text:span> of the photoelectric effect included a term, <text:span text:style-name="T7">φ</text:span>, for the work function of the metal. What is the best definition of the work function?</text:p>
          <text:list>
            <text:list-item>
              <text:p text:style-name="P26">The amount of energy that a photon has.</text:p>
            </text:list-item>
            <text:list-item>
              <text:p text:style-name="P26">The amount of kinetic energy an electron will have when ejected from the metal.</text:p>
            </text:list-item>
            <text:list-item>
              <text:p text:style-name="P26">The amount of energy it takes to remove an electron from the metal.</text:p>
            </text:list-item>
            <text:list-item>
              <text:p text:style-name="P26">The amount of energy it takes to stop any flow of electron is the metal.</text:p>
            </text:list-item>
            <text:list-item>
              <text:p text:style-name="P27">The minimum amount of energy a photon can ever have.</text:p>
            </text:list-item>
          </text:list>
        </text:list-item>
      </text:list>
      <text:p text:style-name="P5"><text:soft-page-break/></text:p>
      <text:list xml:id="list72402619817391" text:continue-numbering="true" text:style-name="L6">
        <text:list-item>
          <text:p text:style-name="P34">A photon has an energy of 2 eV. <text:s/>It strikes a piece of sodium, with a work function of <text:s/><text:span text:style-name="T8">φ </text:span><text:span text:style-name="T7">= 2.28 eV. What is the kinetic energy of an ejected electron?</text:span></text:p>
          <text:list>
            <text:list-item>
              <text:p text:style-name="P34"><text:span text:style-name="T7">2.28 eV</text:span></text:p>
            </text:list-item>
            <text:list-item>
              <text:p text:style-name="P34"><text:span text:style-name="T7">2 eV</text:span></text:p>
            </text:list-item>
            <text:list-item>
              <text:p text:style-name="P34"><text:span text:style-name="T7">0.82 eV</text:span></text:p>
            </text:list-item>
            <text:list-item>
              <text:p text:style-name="P34"><text:span text:style-name="T7">0.28 eV</text:span></text:p>
            </text:list-item>
            <text:list-item>
              <text:p text:style-name="P35"><text:span text:style-name="T7">No electron can be ejected in this situation</text:span></text:p>
            </text:list-item>
          </text:list>
        </text:list-item>
      </text:list>
      <text:p text:style-name="P6"/>
      <text:list xml:id="list72401505518461" text:continue-numbering="true" text:style-name="L6">
        <text:list-item>
          <text:p text:style-name="P18">How is the amplitude of a wave perceived for light waves and sound waves? </text:p>
        </text:list-item>
      </text:list>
      <text:p text:style-name="P7"><text:s text:c="7"/><text:tab/> <text:s text:c="8"/>Light<text:tab/><text:tab/><text:tab/>Sound</text:p>
      <text:list xml:id="list72402456342683" text:continue-numbering="true" text:style-name="L6">
        <text:list-item>
          <text:list>
            <text:list-item>
              <text:p text:style-name="P25">Brightness<text:tab/><text:tab/> <text:s text:c="5"/>Pitch</text:p>
            </text:list-item>
            <text:list-item>
              <text:p text:style-name="P18">Brightness<text:tab/><text:tab/> <text:s text:c="5"/>Volume</text:p>
            </text:list-item>
            <text:list-item>
              <text:p text:style-name="P19">Color<text:tab/><text:tab/><text:tab/> <text:s text:c="5"/>Pitch</text:p>
            </text:list-item>
            <text:list-item>
              <text:p text:style-name="P25">Color<text:tab/><text:tab/><text:tab/> <text:s text:c="5"/>Volume</text:p>
            </text:list-item>
            <text:list-item>
              <text:p text:style-name="P25">The amplitude of a waves cannot be <text:span text:style-name="T13">percieved</text:span> by human senses.</text:p>
            </text:list-item>
          </text:list>
        </text:list-item>
      </text:list>
      <text:p text:style-name="P8"/>
      <text:p text:style-name="P8"/>
      <text:list xml:id="list72401944393012" text:continue-numbering="true" text:style-name="L6">
        <text:list-item>
          <text:p text:style-name="P20">Light is best described as a<text:span text:style-name="T12">(n)</text:span> -</text:p>
          <text:list>
            <text:list-item>
              <text:p text:style-name="P20">Electromagnetic Wave</text:p>
            </text:list-item>
            <text:list-item>
              <text:p text:style-name="P20">Stream of particles (photons)</text:p>
            </text:list-item>
            <text:list-item>
              <text:p text:style-name="P24">Motion or Vibration of atoms</text:p>
            </text:list-item>
            <text:list-item>
              <text:p text:style-name="P24">A and B only</text:p>
            </text:list-item>
            <text:list-item>
              <text:p text:style-name="P24">All of the above</text:p>
            </text:list-item>
          </text:list>
        </text:list-item>
      </text:list>
      <text:p text:style-name="P21"/>
      <text:p text:style-name="P21"/>
      <text:p text:style-name="P21"/>
      <text:p text:style-name="P21"><draw:line text:anchor-type="paragraph" draw:z-index="4" draw:style-name="gr4" draw:text-style-name="P36" svg:x1="0.7583in" svg:y1="0.1327in" svg:x2="5.8874in" svg:y2="0.1327in"><text:p text:style-name="P36">10 meters</text:p><text:p text:style-name="P36"/></draw:line></text:p>
      <text:p text:style-name="P21"><draw:g text:anchor-type="paragraph" draw:z-index="2" draw:style-name="gr1"><draw:rect draw:style-name="gr2" draw:text-style-name="P36" svg:width="0.3941in" svg:height="0.4886in" svg:x="0.3717in" svg:y="0.0075in"><text:p/></draw:rect><draw:custom-shape draw:style-name="gr3" svg:width="0.1768in" svg:height="0.3661in" svg:x="0.6028in" svg:y="0.0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3" draw:style-name="gr1"><draw:rect draw:style-name="gr2" draw:text-style-name="P36" svg:width="0.374in" svg:height="0.4886in" svg:x="5.8972in" svg:y="0.0075in"><text:p/></draw:rect><draw:custom-shape draw:style-name="gr3" svg:width="0.1677in" svg:height="0.3661in" svg:x="5.8835in" svg:y="0.0547in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draw:g><draw:custom-shape text:anchor-type="paragraph" draw:z-index="5" draw:style-name="gr5" draw:text-style-name="P36" svg:width="0.1768in" svg:height="0.1768in" svg:x="3.2618in" svg:y="0.1327in"><text:p text:style-name="P36"/><text:p text:style-name="P36"/><text:p text:style-name="P36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/>
      <text:p text:style-name="P21"/>
      <text:p text:style-name="P21"/>
      <text:p text:style-name="P21"/>
      <text:p text:style-name="P21"/>
      <text:list xml:id="list72402251544166" text:continue-numbering="true" text:style-name="L6">
        <text:list-item>
          <text:p text:style-name="P22">Two speakers face each other, and are separated by a distance of 10 meters. <text:s/>They are driven at a frequency of 100 Hz. <text:s/>The speed of sound (in this question only) is 320 m/s. <text:s/>How far, <text:span text:style-name="T10">horizontally,</text:span> from the center <text:span text:style-name="T11">point, P,</text:span> would you have to move your ear to hear the first “dead” spot? <text:s/></text:p>
          <text:list>
            <text:list-item>
              <text:p text:style-name="P22">3.2 m</text:p>
            </text:list-item>
            <text:list-item>
              <text:p text:style-name="P22">1.6 m</text:p>
            </text:list-item>
            <text:list-item>
              <text:p text:style-name="P22">0.8 m</text:p>
            </text:list-item>
            <text:list-item>
              <text:p text:style-name="P22">0.4 m</text:p>
            </text:list-item>
            <text:list-item>
              <text:p text:style-name="P23">There are no dead spots horizontally – only motion vertically would cause you to hear dead spots.</text:p>
            </text:list-item>
          </text:list>
        </text:list-item>
      </text:list>
      <text:p text:style-name="P2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T2" style:family="text">
      <style:text-properties officeooo:rsid="0059d80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283in" svg:y="-0.2028in" svg:width="0.4299in" svg:height="0.5in" draw:z-index="1"><draw:image xlink:href="Pictures/10000201000000D0000000F20EBE2582.png" xlink:type="simple" xlink:show="embed" xlink:actuate="onLoad"/></draw:frame> <text:s text:c="11"/>Name:<text:tab/><text:tab/><text:date style:data-style-name="N37" text:date-value="2013-10-18T07:24:00.856586792">10/18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<text:span text:style-name="MT2">Quiz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06:57:47.588695111</meta:creation-date>
    <meta:editing-duration>PT5H55M54S</meta:editing-duration>
    <meta:editing-cycles>135</meta:editing-cycles>
    <meta:generator>LibreOffice/4.1.2.2$Linux_X86_64 LibreOffice_project/410$Build-2</meta:generator>
    <meta:initial-creator>Jonas Williamson</meta:initial-creator>
    <dc:date>2013-10-18T07:24:00.764623177</dc:date>
    <dc:creator>Jonas Williamson</dc:creator>
    <meta:printed-by>Jonas Williamson</meta:printed-by>
    <meta:print-date>2013-10-01T06:54:02.257254487</meta:print-date>
    <meta:document-statistic meta:table-count="0" meta:image-count="1" meta:object-count="0" meta:page-count="2" meta:paragraph-count="64" meta:word-count="611" meta:character-count="3003" meta:non-whitespace-character-count="2438"/>
  </office:meta>
</office:document-meta>
</file>